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aragraphedeliste" style:list-style-name="LFO1" style:family="paragraph"/>
    <style:style style:name="P3" style:parent-style-name="Paragraphedeliste" style:list-style-name="LFO1" style:family="paragraph"/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Paragraphedeliste" style:list-style-name="LFO1" style:family="paragraph"/>
  </office:automatic-styles>
  <office:body>
    <office:text text:use-soft-page-breaks="true">
      <text:p text:style-name="P1">Objectif et points d’amélioration possible pour la diapo :</text:p>
      <text:list text:style-name="LFO1" text:continue-numbering="true">
        <text:list-item>
          <text:p text:style-name="P2">Diapo fond claire pour écriture sombre</text:p>
        </text:list-item>
        <text:list-item>
          <text:p text:style-name="P3">Diapo peu chargé (pptx ajouter des notes qu’ils pourront imprimer si possible)</text:p>
        </text:list-item>
        <text:list-item>
          <text:p text:style-name="P4">Facilitateur qui gère notamment le temps de parole<text:s/></text:p>
        </text:list-item>
        <text:list-item>
          <text:p text:style-name="P5">Plan d’action réaliste, star fish sert a la réalisation (ne pas voter des règles smart si ils finissent dans less)<text:s/></text:p>
        </text:list-item>
        <text:list-item>
          <text:p text:style-name="P6">Quand et comment désigner le facilitateur ? Au début du sprint, car il doit préparer le sprint ce temps la peut être prit sur le temps de sprint pour la réalisation de l’orga</text:p>
        </text:list-item>
        <text:list-item>
          <text:p text:style-name="P7">Objectif avoir des transparents clairs avec les mots clés précis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xime Montouro</meta:initial-creator>
    <dc:creator>Maxime Montouro</dc:creator>
    <meta:creation-date>2023-11-30T10:15:00Z</meta:creation-date>
    <dc:date>2023-11-30T16:39:00Z</dc:date>
    <meta:template xlink:href="Normal" xlink:type="simple"/>
    <meta:editing-cycles>2</meta:editing-cycles>
    <meta:editing-duration>PT23040S</meta:editing-duration>
    <meta:document-statistic meta:page-count="1" meta:paragraph-count="1" meta:word-count="90" meta:character-count="585" meta:row-count="4" meta:non-whitespace-character-count="496"/>
  </office:meta>
</office:document-meta>
</file>